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Nova" svg:font-family="ProximaNova, Helvetica, Arial, sans-serif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00%" fo:text-align="justify" style:justify-single-word="false" fo:background-color="#ffffff" style:vertical-align="baseline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5cm" fo:background-color="#ffffff" style:vertical-align="baselin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5cm" fo:background-color="#ffffff" style:vertical-align="baseline"/>
    </style:style>
    <style:style style:name="P6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5cm" fo:text-align="center" style:justify-single-word="false" fo:background-color="#ffffff" style:vertical-align="baseline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fo:color="#000000" loext:opacity="100%" style:font-name="Arial" fo:font-size="12pt" style:font-name-asian="Times New Roman" style:font-size-asian="12pt" style:language-asian="pt" style:country-asian="BR" style:font-name-complex="Arial1" style:font-size-complex="12pt"/>
    </style:style>
    <style:style style:name="P8" style:family="paragraph" style:parent-style-name="Standard">
      <style:text-properties fo:color="#000000" loext:opacity="100%" style:font-name="Arial" fo:font-size="12pt" style:font-name-asian="Times New Roman" style:font-size-asian="12pt" style:language-asian="pt" style:country-asian="BR" style:font-name-complex="Arial1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fo:color="#000000" loext:opacity="100%" style:font-name="Arial" fo:font-size="12pt" fo:font-style="italic" style:font-name-asian="Times New Roman" style:font-size-asian="12pt" style:language-asian="pt" style:country-asian="BR" style:font-style-asian="italic" style:font-name-complex="Arial1" style:font-size-complex="12pt" style:font-style-complex="italic" loext:padding="0cm" loext:border="none" loext:shadow="none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officeooo:paragraph-rsid="00061cb1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style:vertical-align="baseline"/>
      <style:text-properties officeooo:paragraph-rsid="00069acf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end" style:justify-single-word="false" fo:background-color="#ffffff" style:vertical-align="baseline"/>
    </style:style>
    <style:style style:name="P1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5" style:family="paragraph" style:parent-style-name="Standard">
      <style:text-properties officeooo:paragraph-rsid="00061cb1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61cb1" style:font-size-asian="12pt" style:font-name-complex="Arial1" style:font-size-complex="12pt"/>
    </style:style>
    <style:style style:name="T3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4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1" style:font-size-complex="12pt" style:font-weight-complex="bold" loext:padding="0cm" loext:border="none" loext:shadow="none"/>
    </style:style>
    <style:style style:name="T6" style:family="text">
      <style:text-properties style:font-name="Arial" fo:font-size="12pt" style:font-name-asian="Times New Roman" style:font-size-asian="12pt" style:language-asian="pt" style:country-asian="BR" style:font-name-complex="Arial1" style:font-size-complex="12pt"/>
    </style:style>
    <style:style style:name="T7" style:family="text">
      <style:text-properties style:font-name="Arial" fo:font-size="12pt" officeooo:rsid="0007870d" style:font-name-asian="Times New Roman" style:font-size-asian="12pt" style:language-asian="pt" style:country-asian="BR" style:font-name-complex="Arial1" style:font-size-complex="12pt"/>
    </style:style>
    <style:style style:name="T8" style:family="text">
      <style:text-properties style:font-name="Arial" fo:font-size="12pt" fo:background-color="#ffffff" loext:char-shading-value="0" style:font-name-asian="Times New Roman" style:font-size-asian="12pt" style:language-asian="pt" style:country-asian="BR" style:font-name-complex="Arial1" style:font-size-complex="12pt"/>
    </style:style>
    <style:style style:name="T9" style:family="text">
      <style:text-properties fo:color="#000000" loext:opacity="100%" style:font-name="Arial" fo:font-size="12pt" style:font-name-asian="Times New Roman" style:font-size-asian="12pt" style:language-asian="pt" style:country-asian="BR" style:font-name-complex="Arial1" style:font-size-complex="12pt"/>
    </style:style>
    <style:style style:name="T10" style:family="text">
      <style:text-properties fo:color="#000000" loext:opacity="100%" style:font-name="Arial" fo:font-size="12pt" officeooo:rsid="00069acf" style:font-name-asian="Times New Roman" style:font-size-asian="12pt" style:language-asian="pt" style:country-asian="BR" style:font-name-complex="Arial1" style:font-size-complex="12pt"/>
    </style:style>
    <style:style style:name="T11" style:family="text">
      <style:text-properties fo:color="#000000" loext:opacity="100%" style:font-name="Arial" fo:font-size="12pt" officeooo:rsid="0007870d" style:font-name-asian="Times New Roman" style:font-size-asian="12pt" style:language-asian="pt" style:country-asian="BR" style:font-name-complex="Arial1" style:font-size-complex="12pt"/>
    </style:style>
    <style:style style:name="T12" style:family="text">
      <style:text-properties fo:color="#000000" loext:opacity="100%" style:font-name="Arial" fo:font-size="12pt" officeooo:rsid="00088661" style:font-name-asian="Times New Roman" style:font-size-asian="12pt" style:language-asian="pt" style:country-asian="BR" style:font-name-complex="Arial1" style:font-size-complex="12pt"/>
    </style:style>
    <style:style style:name="T13" style:family="text">
      <style:text-properties fo:color="#000000" loext:opacity="100%" style:font-name="Arial" fo:font-size="12pt" fo:font-style="italic" style:font-name-asian="Times New Roman" style:font-size-asian="12pt" style:language-asian="pt" style:country-asian="BR" style:font-style-asian="italic" style:font-name-complex="Arial1" style:font-size-complex="12pt" style:font-style-complex="italic" loext:padding="0cm" loext:border="none" loext:shadow="none"/>
    </style:style>
    <style:style style:name="T14" style:family="text">
      <style:text-properties fo:color="#000000" loext:opacity="100%" style:font-name="Arial" fo:font-size="12pt" fo:font-weight="bold" style:font-name-asian="Times New Roman" style:font-size-asian="12pt" style:language-asian="pt" style:country-asian="BR" style:font-weight-asian="bold" style:font-name-complex="Arial1" style:font-size-complex="12pt" style:font-weight-complex="bold"/>
    </style:style>
    <style:style style:name="T15" style:family="text">
      <style:text-properties fo:color="#000000" loext:opacity="100%" style:font-name="Arial" fo:font-size="12pt" fo:font-weight="bold" style:font-name-asian="Times New Roman" style:font-size-asian="12pt" style:language-asian="pt" style:country-asian="BR" style:font-weight-asian="bold" style:font-name-complex="Arial1" style:font-size-complex="12pt" style:font-weight-complex="bold" loext:padding="0cm" loext:border="none" loext:shadow="none"/>
    </style:style>
    <style:style style:name="T16" style:family="text">
      <style:text-properties fo:color="#000000" loext:opacity="100%" style:font-name="Arial" fo:font-size="12pt" style:text-underline-style="solid" style:text-underline-width="auto" style:text-underline-color="font-color" fo:font-weight="bold" style:font-name-asian="Times New Roman" style:font-size-asian="12pt" style:language-asian="pt" style:country-asian="BR" style:font-weight-asian="bold" style:font-name-complex="Arial1" style:font-size-complex="12pt" style:font-weight-complex="bold" loext:padding="0cm" loext:border="none" loext:shadow="none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Arial" fo:font-size="12pt" style:font-name-asian="Times New Roman" style:font-size-asian="12pt" style:language-asian="pt" style:country-asian="BR" style:font-name-complex="Arial1" style:font-size-complex="12pt"/>
    </style:style>
    <style:style style:name="T19" style:family="text">
      <style:text-properties fo:color="#ff0000" loext:opacity="100%" style:font-name="Arial" fo:font-size="12pt" officeooo:rsid="00061cb1" style:font-name-asian="Times New Roman" style:font-size-asian="12pt" style:language-asian="pt" style:country-asian="BR" style:font-name-complex="Arial1" style:font-size-complex="12pt"/>
    </style:style>
    <style:style style:name="T20" style:family="text">
      <style:text-properties fo:color="#ff0000" loext:opacity="100%" style:font-name="Arial" fo:font-size="12pt" officeooo:rsid="00061cb1" style:font-name-asian="Times New Roman" style:font-size-asian="12pt" style:language-asian="pt" style:country-asian="BR" style:font-name-complex="Arial1" style:font-size-complex="12pt"/>
    </style:style>
    <style:style style:name="T21" style:family="text">
      <style:text-properties fo:color="#ff0000" loext:opacity="100%" style:font-name="Arial" fo:font-size="12pt" style:font-name-asian="Times New Roman" style:font-size-asian="12pt" style:language-asian="pt" style:country-asian="BR" style:font-name-complex="Arial1" style:font-size-complex="12pt"/>
    </style:style>
    <style:style style:name="T22" style:family="text">
      <style:text-properties fo:color="#ff0000" loext:opacity="100%" style:font-name="Arial" fo:font-size="12pt" officeooo:rsid="0007870d" style:font-name-asian="Times New Roman" style:font-size-asian="12pt" style:language-asian="pt" style:country-asian="BR" style:font-name-complex="Arial1" style:font-size-complex="12pt"/>
    </style:style>
    <style:style style:name="T23" style:family="text">
      <style:text-properties fo:color="#ff0000" loext:opacity="100%" style:font-name="Arial" fo:font-size="12pt" fo:background-color="#ffffff" loext:char-shading-value="0" style:font-size-asian="12pt" style:font-name-complex="Arial1" style:font-size-complex="12pt"/>
    </style:style>
    <style:style style:name="T24" style:family="text">
      <style:text-properties fo:color="#ff0000" loext:opacity="100%" style:font-name="Arial" fo:font-size="12pt" officeooo:rsid="0007870d" fo:background-color="#ffffff" loext:char-shading-value="0" style:font-size-asian="12pt" style:font-name-complex="Arial1" style:font-size-complex="12pt"/>
    </style:style>
    <style:style style:name="T25" style:family="text">
      <style:text-properties fo:color="#ff0000" loext:opacity="100%" style:font-name="Arial" fo:font-size="12pt" officeooo:rsid="00088661" fo:background-color="#ffffff" loext:char-shading-value="0" style:font-size-asian="12pt" style:font-name-complex="Arial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scola Maria José Rios Pereira</text:span></text:p>
      <text:p text:style-name="Standard"><text:span text:style-name="T1">Professora Neide</text:span></text:p>
      <text:p text:style-name="P15"><text:span text:style-name="T1">Aluno:<text:tab/></text:span><text:span text:style-name="T2">Bruna <text:s/>Gabrielle Gonçalves Lemos</text:span></text:p>
      <text:p text:style-name="Standard"><text:span text:style-name="T1">Série: 6º Ano – Turma: A( </text:span><text:span text:style-name="T2">x </text:span><text:span text:style-name="T1">) <text:s/>B( <text:s text:c="2"/>)</text:span></text:p>
      <text:p text:style-name="P2"/>
      <text:p text:style-name="P4"><text:span text:style-name="T3">Agora que já aprendemos o que é gênero narrativo e que o conto pertence a esse gênero, vamos colocar em prática um pouco do que aprendemos, fazendo a leitura e a interpretação desse conto.</text:span></text:p>
      <text:h text:style-name="P5" text:outline-level="3"><text:span text:style-name="T4"><text:s text:c="20"/></text:span></text:h>
      <text:h text:style-name="P3" text:outline-level="3"/>
      <text:h text:style-name="P6" text:outline-level="3"><text:span text:style-name="T5">A CUMBUCA DE OURO E OS MARIMBONDOS</text:span></text:h>
      <text:p text:style-name="P7"/>
      <text:p text:style-name="P10"><text:span text:style-name="T9"><text:line-break/> <text:s text:c="4"/>Havia dois homens, um rico e outro pobre, que gostavam de pregar peças um ao outro.</text:span></text:p>
      <text:p text:style-name="P10"><text:span text:style-name="T9"><text:s text:c="5"/>Foi o compadre pobre à casa do rico pedir um pedaço de terra para fazer uma roça. O rico, para fazer peça ao outro, lhe deu a pior terra que tinha. Logo que o pobre teve o sim, foi para a casa dizer à mulher, e foram ambos ver o terreno.</text:span></text:p>
      <text:p text:style-name="P10"><text:span text:style-name="T9">    Chegando lá nas matas, o marido viu uma cumbuca de ouro, e, como era em terras do compadre rico, o pobre não a quis levar para a casa, e foi dizer ao outro que em suas matas havia aquela riqueza. O rico ficou logo todo agitado, e não quis que o compadre trabalhasse mais nas suas terras. Quando o pobre se retirou, o outro largou-se com a sua mulher para as matas a ver a grande riqueza.</text:span></text:p>
      <text:p text:style-name="P10"><text:span text:style-name="T9">    Chegando lá, o que achou foi uma grande casa de marimbondos; meteu-a numa mochila e tomou o caminho do mocambo do pobre, e logo que o avistou foi gritando: “Ó compadre, fecha as portas, e deixa somente uma banda da janela aberta!”</text:span></text:p>
      <text:p text:style-name="P10"><text:span text:style-name="T9">    O compadre assim fez, e o rico, chegando perto da janela, atirou a casa de marimbondos dentro da casa do amigo, e gritou: “Fecha a janela, compadre!” Mas os marimbondos bateram no chão, transformaram-se em moedas de ouro, e o pobre chamou a mulher e os filhos para as ajuntar.</text:span></text:p>
      <text:p text:style-name="P10"><text:span text:style-name="T9">    O ricaço gritava então: “Ó compadre, abra a porta!” Ao que o outro respondia: “Deixe-me, que os marimbondos estão me matando!” E assim ficou o pobre rico, e o rico ridículo.</text:span></text:p>
      <text:p text:style-name="P7"/>
      <text:p text:style-name="P13"><text:span text:style-name="T13">Conto popular da região de Pernambuco, </text:span></text:p>
      <text:p text:style-name="P9"/>
      <text:p text:style-name="P7"/>
      <text:p text:style-name="P10"><text:span text:style-name="T9">1. Quem são os personagens principais desse conto</text:span><text:span text:style-name="T6">?</text:span><text:span text:style-name="T18"> </text:span><text:span text:style-name="T19">O compadre rico e o compadre pobre.</text:span></text:p>
      <text:p text:style-name="P10"><text:span text:style-name="T9"/></text:p>
      <text:p text:style-name="P10"><text:span text:style-name="T9">2. O texto que você leu é um conto popular. Isso se justifica porque:</text:span></text:p>
      <text:p text:style-name="P11"><text:span text:style-name="T6"/></text:p>
      <text:p text:style-name="P11"><text:soft-page-break/><text:span text:style-name="T6">a.(</text:span><text:span text:style-name="T18"> <text:s/></text:span><text:span text:style-name="T19">x</text:span><text:span text:style-name="T18"> </text:span><text:span text:style-name="T6">) </text:span><text:span text:style-name="T9">é uma narrativa ficcional, com uma linguagem simples e com marcas de oralidade.</text:span></text:p>
      <text:p text:style-name="P11"><text:span text:style-name="T9"/></text:p>
      <text:p text:style-name="P11"><text:span text:style-name="T9">b.( <text:s text:c="2"/>) é um texto dissertativo, com opiniões dos personagens e com linguagem culta.</text:span></text:p>
      <text:p text:style-name="P10"><text:span text:style-name="T9"><text:line-break/>c.( <text:s text:c="2"/>) narra fatos do cotidiano, com uma linguagem clara e com autor conhecido.</text:span></text:p>
      <text:p text:style-name="P10"><text:span text:style-name="T9"><text:line-break/>d.( <text:s text:c="2"/>) ele traz uma notícia engraçada para entreter e informar à sociedade. </text:span></text:p>
      <text:p text:style-name="P7"/>
      <text:p text:style-name="P7"/>
      <text:p text:style-name="P12"><text:span text:style-name="T9">3. Qual o conflito que originou a história?</text:span><text:span text:style-name="T18"> </text:span><text:span text:style-name="T10">O compadre pobre ter ido na casa do compadre rico pedir um pedaço de terra para construir uma roça.</text:span></text:p>
      <text:p text:style-name="P16"><text:line-break/><text:span text:style-name="T9"> 4</text:span><text:span text:style-name="T14">.   </text:span><text:span text:style-name="T9">Marque a alternativa que justifica que a narrativa é um conto: <text:line-break/><text:line-break/>a.( <text:s/></text:span><text:span text:style-name="T11">x</text:span><text:span text:style-name="T9"> ) Trata-se de uma história real, transmitida oralmente de geração em geração e desenvolvida em um único espaço.<text:line-break/><text:line-break/>b.( <text:s text:c="2"/>) Trata-se de uma história de ficção, com vários conflitos paralelos, mas desenvolvidos em um curto período de tempo.<text:line-break/><text:line-break/>c.( <text:s text:c="2"/>)</text:span><text:span text:style-name="T6">Trata-se de uma história de ficção, com um único conflito desenvolvido somente em um dia e poucas personagens.<text:line-break/></text:span><text:span text:style-name="T9"><text:line-break/>d.( <text:s text:c="2"/>) Trata-se de uma história de ficção, com muitas personagens e desenvolvida em um longo período de tempo.</text:span></text:p>
      <text:p text:style-name="P7"/>
      <text:p text:style-name="P7"/>
      <text:p text:style-name="P10"><text:span text:style-name="T9">5. No trecho: “Chegando </text:span><text:span text:style-name="T16">lá</text:span><text:span text:style-name="T9"> nas matas...”, a palavra grifada indica ideia de:</text:span></text:p>
      <text:p text:style-name="P7"/>
      <text:p text:style-name="P10"><text:span text:style-name="T9">a.( <text:s text:c="2"/>) tempo.</text:span></text:p>
      <text:p text:style-name="P10"><text:span text:style-name="T9">b.( <text:s text:c="2"/>) modo.</text:span></text:p>
      <text:p text:style-name="P10"><text:span text:style-name="T9">c.( <text:s text:c="2"/>) intensidade.</text:span></text:p>
      <text:p text:style-name="P10"><text:span text:style-name="T6">d.( </text:span><text:span text:style-name="T7">x</text:span><text:span text:style-name="T6"> </text:span><text:span text:style-name="T9">) lugar.</text:span></text:p>
      <text:p text:style-name="P7"/>
      <text:p text:style-name="P7"/>
      <text:p text:style-name="P10"><text:span text:style-name="T9">6. Por que o rico jogou a casa de marimbondos dentro da casa do amigo pobre?</text:span></text:p>
      <text:p text:style-name="P10"><text:span text:style-name="T9"><text:line-break/>a.( <text:s text:c="2"/>) Para o pobre ficar rico.</text:span></text:p>
      <text:p text:style-name="P10"><text:span text:style-name="T6">b.(</text:span><text:span text:style-name="T18"> </text:span><text:span text:style-name="T22">x</text:span><text:span text:style-name="T18"> </text:span><text:span text:style-name="T9">) Para dar um susto no pobre.</text:span></text:p>
      <text:p text:style-name="P10"><text:span text:style-name="T9">c.( <text:s text:c="2"/>) Para os filhos do pobre se divertirem.</text:span></text:p>
      <text:p text:style-name="P10"><text:span text:style-name="T9">d.( <text:s text:c="2"/>) Porque ficou com raiva do pobre.</text:span></text:p>
      <text:p text:style-name="P7"/>
      <text:p text:style-name="P10"><text:span text:style-name="T9">7. Numere a segunda coluna de acordo com a 1ª:</text:span></text:p>
      <text:p text:style-name="P7"/>
      <text:list xml:id="list2902110522" text:style-name="WWNum1">
        <text:list-item>
          <text:p text:style-name="P1"><text:soft-page-break/><text:span text:style-name="T9">Situação inicial</text:span></text:p>
        </text:list-item>
        <text:list-item>
          <text:p text:style-name="P1"><text:span text:style-name="T9">Conflito</text:span></text:p>
        </text:list-item>
        <text:list-item>
          <text:p text:style-name="P1"><text:span text:style-name="T9">Clímax</text:span></text:p>
        </text:list-item>
        <text:list-item>
          <text:p text:style-name="P1"><text:span text:style-name="T9">Desfecho</text:span></text:p>
        </text:list-item>
      </text:list>
      <text:p text:style-name="P7"/>
      <text:p text:style-name="P10"><text:span text:style-name="T9">a.( </text:span><text:span text:style-name="T11">4 </text:span><text:span text:style-name="T9">) O rico joga a caixa de marimbondos na casa do pobre e esta transforma-se em ouro. </text:span></text:p>
      <text:p text:style-name="P10"><text:span text:style-name="T9">b.( </text:span><text:span text:style-name="T11">2</text:span><text:span text:style-name="T9"> ) O pobre acha uma caixa de ouro nas terras do rico.</text:span><text:span text:style-name="T18"> </text:span></text:p>
      <text:p text:style-name="P14"><text:span text:style-name="T9">c.( </text:span><text:span text:style-name="T11">3</text:span><text:span text:style-name="T9"> </text:span><text:span text:style-name="T6">) </text:span><text:span text:style-name="T8">o ouro se torna em marimbondo e ataca o rico</text:span><text:span text:style-name="T6">.</text:span></text:p>
      <text:p text:style-name="P14"><text:span text:style-name="T6">d.( </text:span><text:span text:style-name="T7">1</text:span><text:span text:style-name="T6"> ) O pobre vai pedir um pedaço de terra ao rico. </text:span></text:p>
      <text:p text:style-name="P7"/>
      <text:p text:style-name="P10"><text:span text:style-name="T9">8. No texto, “</text:span><text:span text:style-name="T15">pregar peças</text:span><text:span text:style-name="T9">” significa:</text:span></text:p>
      <text:p text:style-name="P10"><text:span text:style-name="T9">a.( <text:s text:c="2"/>) trabalhar juntos.</text:span></text:p>
      <text:p text:style-name="P10"><text:span text:style-name="T9">b.( <text:s text:c="2"/>) discutir bastante.</text:span></text:p>
      <text:p text:style-name="P10"><text:span text:style-name="T6">c</text:span><text:span text:style-name="T9">.( </text:span><text:span text:style-name="T11">x</text:span><text:span text:style-name="T9"> ) realizar brincadeiras. </text:span></text:p>
      <text:p text:style-name="P10"><text:span text:style-name="T9">d.( <text:s text:c="2"/>) estudar um assunto.</text:span></text:p>
      <text:p text:style-name="P7"/>
      <text:p text:style-name="P10"><text:span text:style-name="T9">9. Por que o compadre pobre foi à casa do rico?</text:span><text:span text:style-name="T23"> </text:span><text:span text:style-name="T24">Para pedir um pouco de terra ao compadre rico para poder fazer </text:span><text:span text:style-name="T25">uma roça.</text:span></text:p>
      <text:p text:style-name="P7"/>
      <text:p text:style-name="P7"/>
      <text:p text:style-name="P10"><text:span text:style-name="T9">10. De acordo com o texto, qual personagem demonstrou bastante integridade?</text:span></text:p>
      <text:p text:style-name="P10"><text:span text:style-name="T9">a.( <text:s/>) O rico.</text:span></text:p>
      <text:p text:style-name="P10"><text:span text:style-name="T6">b</text:span><text:span text:style-name="T9">.( </text:span><text:span text:style-name="T12">x</text:span><text:span text:style-name="T9"> ) O pobre.</text:span></text:p>
      <text:p text:style-name="P10"><text:span text:style-name="T9">c.( <text:s text:c="2"/>) A mulher do pobre.</text:span></text:p>
      <text:p text:style-name="P10"><text:span text:style-name="T9">d.( <text:s text:c="2"/>) A mulher do rico. </text:span></text:p>
      <text:p text:style-name="P7"/>
      <text:p text:style-name="P7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Nova" svg:font-family="ProximaNova, Helvetica, Arial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de Marah Souza</meta:initial-creator>
    <meta:editing-cycles>23</meta:editing-cycles>
    <meta:creation-date>2023-03-08T01:15:00</meta:creation-date>
    <dc:date>2023-03-14T11:45:13.199622017</dc:date>
    <meta:editing-duration>PT44M32S</meta:editing-duration>
    <meta:generator>LibreOffice/7.3.7.2$Linux_X86_64 LibreOffice_project/30$Build-2</meta:generator>
    <meta:document-statistic meta:table-count="0" meta:image-count="0" meta:object-count="0" meta:page-count="3" meta:paragraph-count="52" meta:word-count="772" meta:character-count="4135" meta:non-whitespace-character-count="3310"/>
    <meta:user-defined meta:name="AppVersion">16.0000</meta:user-defined>
    <meta:template xlink:type="simple" xlink:actuate="onRequest" xlink:title="Normal" xlink:href=""/>
  </office:meta>
</office:document-meta>
</file>